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93.09pt"/>
    </style:style>
    <style:style style:name="co5" style:family="table-column">
      <style:table-column-properties fo:break-before="auto" style:column-width="96.69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100.86pt"/>
    </style:style>
    <style:style style:name="co8" style:family="table-column">
      <style:table-column-properties fo:break-before="auto" style:column-width="143.04pt"/>
    </style:style>
    <style:style style:name="co9" style:family="table-column">
      <style:table-column-properties fo:break-before="auto" style:column-width="137.91pt"/>
    </style:style>
    <style:style style:name="co10" style:family="table-column">
      <style:table-column-properties fo:break-before="auto" style:column-width="188.36pt"/>
    </style:style>
    <style:style style:name="co11" style:family="table-column">
      <style:table-column-properties fo:break-before="auto" style:column-width="91.05pt"/>
    </style:style>
    <style:style style:name="co12" style:family="table-column">
      <style:table-column-properties fo:break-before="auto" style:column-width="196.55pt"/>
    </style:style>
    <style:style style:name="co13" style:family="table-column">
      <style:table-column-properties fo:break-before="auto" style:column-width="148pt"/>
    </style:style>
    <style:style style:name="co14" style:family="table-column">
      <style:table-column-properties fo:break-before="auto" style:column-width="210.44pt"/>
    </style:style>
    <style:style style:name="co15" style:family="table-column">
      <style:table-column-properties fo:break-before="auto" style:column-width="92.1pt"/>
    </style:style>
    <style:style style:name="co16" style:family="table-column">
      <style:table-column-properties fo:break-before="auto" style:column-width="78.21pt"/>
    </style:style>
    <style:style style:name="co17" style:family="table-column">
      <style:table-column-properties fo:break-before="auto" style:column-width="118.09pt"/>
    </style:style>
    <style:style style:name="co18" style:family="table-column">
      <style:table-column-properties fo:break-before="auto" style:column-width="138.16pt"/>
    </style:style>
    <style:style style:name="co19" style:family="table-column">
      <style:table-column-properties fo:break-before="auto" style:column-width="140.71pt"/>
    </style:style>
    <style:style style:name="co20" style:family="table-column">
      <style:table-column-properties fo:break-before="auto" style:column-width="187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6" style:family="table-cell" style:parent-style-name="Default"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15.03pt" svg:height="432pt" svg:x="135.24pt" svg:y="308.27pt">
            <loext:p draw:notify-on-update-of-ranges="Sheet1.F2:Sheet1.F10 Sheet1.K1:Sheet1.K1 Sheet1.K2:Sheet1.K10 Sheet1.L1:Sheet1.L1 Sheet1.L2:Sheet1.L10 Sheet1.M1:Sheet1.M1 Sheet1.M2:Sheet1.M10 Sheet1.N1:Sheet1.N1 Sheet1.N2:Sheet1.N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08.77pt" svg:height="331.97pt" svg:x="808.53pt" svg:y="337.07pt">
            <loext:p draw:notify-on-update-of-ranges="Sheet1.F11:Sheet1.F17 Sheet1.K11:Sheet1.K17 Sheet1.L11:Sheet1.L17 Sheet1.M11:Sheet1.M17 Sheet1.N11:Sheet1.N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5" table:default-cell-style-name="ce2"/>
        <table:table-column table:style-name="co2" table:default-cell-style-name="ce2"/>
        <table:table-column table:style-name="co15" table:default-cell-style-name="ce7"/>
        <table:table-column table:style-name="co16" table:default-cell-style-name="ce7"/>
        <table:table-column table:style-name="co2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# Samples</text:p>
          </table:table-cell>
          <table:table-cell table:style-name="ce1" office:value-type="string" calcext:value-type="string">
            <text:p># Features</text:p>
          </table:table-cell>
          <table:table-cell table:style-name="ce1" office:value-type="string" calcext:value-type="string">
            <text:p>Dataset Size (MB)</text:p>
          </table:table-cell>
          <table:table-cell table:style-name="ce3" office:value-type="string" calcext:value-type="string">
            <text:p>Minibatch Siz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Epoch Time</text:p>
          </table:table-cell>
          <table:table-cell table:style-name="ce1" office:value-type="string" calcext:value-type="string">
            <text:p>Epoch Time (comp 2.33)</text:p>
          </table:table-cell>
          <table:table-cell table:style-name="ce1" office:value-type="string" calcext:value-type="string">
            <text:p>Epoch Time (AES-CBC)</text:p>
          </table:table-cell>
          <table:table-cell table:style-name="ce3" office:value-type="string" calcext:value-type="string">
            <text:p>Epoch Time (comp 2.33 + AES-CBC)</text:p>
          </table:table-cell>
          <table:table-cell table:style-name="ce1" office:value-type="string" calcext:value-type="string">
            <text:p>Minibatch-SCD</text:p>
          </table:table-cell>
          <table:table-cell table:style-name="ce1" office:value-type="string" calcext:value-type="string">
            <text:p>Minibatch-SCD + decompress</text:p>
          </table:table-cell>
          <table:table-cell table:style-name="ce1" office:value-type="string" calcext:value-type="string">
            <text:p>Minibatch-SCD + decrypt</text:p>
          </table:table-cell>
          <table:table-cell table:style-name="ce1" office:value-type="string" calcext:value-type="string">
            <text:p>Minibatch-SCD + decompress + decrypt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Minibatch-SCD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table:style-name="Default" table:formula="of:=([.B2]*[.C2]*4)/(1000*1000)" office:value-type="float" office:value="2726.2976" calcext:value-type="float">
            <text:p>2726.297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naive</text:p>
          </table:table-cell>
          <table:table-cell table:style-name="Default" office:value-type="float" office:value="6.50108" calcext:value-type="float">
            <text:p>6.50108</text:p>
          </table:table-cell>
          <table:table-cell table:style-name="Default" office:value-type="float" office:value="9.50691" calcext:value-type="float">
            <text:p>9.50691</text:p>
          </table:table-cell>
          <table:table-cell table:style-name="Default" office:value-type="float" office:value="7.75378" calcext:value-type="float">
            <text:p>7.75378</text:p>
          </table:table-cell>
          <table:table-cell table:style-name="Default" office:value-type="float" office:value="10.0285" calcext:value-type="float">
            <text:p>10.0285</text:p>
          </table:table-cell>
          <table:table-cell table:style-name="ce6" table:formula="of:=(([.B2]*[.C2]*4)/[.G2])/(1000*1000*1000)" office:value-type="float" office:value="0.41936072160318" calcext:value-type="float">
            <text:p>0.4193607216</text:p>
          </table:table-cell>
          <table:table-cell table:style-name="ce6" table:formula="of:=(([.B2]*[.C2]*4)/[.H2])/(1000*1000*1000)" office:value-type="float" office:value="0.286770107216751" calcext:value-type="float">
            <text:p>0.2867701072</text:p>
          </table:table-cell>
          <table:table-cell table:style-name="Default" table:formula="of:=(([.B2]*[.C2]*4)/[.I2])/(1000*1000*1000)" office:value-type="float" office:value="0.351608841107176" calcext:value-type="float">
            <text:p>0.3516088411</text:p>
          </table:table-cell>
          <table:table-cell table:style-name="Default" table:formula="of:=(([.B2]*[.C2]*4)/[.J2])/(1000*1000*1000)" office:value-type="float" office:value="0.271854973326021" calcext:value-type="float">
            <text:p>0.2718549733</text:p>
          </table:table-cell>
          <table:table-cell table:style-name="Default" table:number-columns-repeated="4"/>
          <table:table-cell/>
          <table:table-cell table:style-name="ce1" table:number-columns-repeated="5"/>
        </table:table-row>
        <table:table-row table:style-name="ro1">
          <table:table-cell office:value-type="string" calcext:value-type="string">
            <text:p>Minibatch-SCD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table:style-name="Default" table:formula="of:=([.B3]*[.C3]*4)/(1000*1000)" office:value-type="float" office:value="2726.2976" calcext:value-type="float">
            <text:p>2726.297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AVX-1</text:p>
          </table:table-cell>
          <table:table-cell office:value-type="float" office:value="1.04716" calcext:value-type="float">
            <text:p>1.04716</text:p>
          </table:table-cell>
          <table:table-cell office:value-type="float" office:value="4.14672" calcext:value-type="float">
            <text:p>4.14672</text:p>
          </table:table-cell>
          <table:table-cell office:value-type="float" office:value="2.31971" calcext:value-type="float">
            <text:p>2.31971</text:p>
          </table:table-cell>
          <table:table-cell office:value-type="float" office:value="4.68962" calcext:value-type="float">
            <text:p>4.68962</text:p>
          </table:table-cell>
          <table:table-cell table:style-name="ce6" table:formula="of:=(([.B3]*[.C3]*4)/[.G3])/(1000*1000*1000)" office:value-type="float" office:value="2.60351579510294" calcext:value-type="float">
            <text:p>2.6035157951</text:p>
          </table:table-cell>
          <table:table-cell table:style-name="ce6" table:formula="of:=(([.B3]*[.C3]*4)/[.H3])/(1000*1000*1000)" office:value-type="float" office:value="0.657458810819153" calcext:value-type="float">
            <text:p>0.6574588108</text:p>
          </table:table-cell>
          <table:table-cell table:style-name="Default" table:formula="of:=(([.B3]*[.C3]*4)/[.I3])/(1000*1000*1000)" office:value-type="float" office:value="1.17527518526023" calcext:value-type="float">
            <text:p>1.1752751853</text:p>
          </table:table-cell>
          <table:table-cell table:style-name="Default" table:formula="of:=(([.B3]*[.C3]*4)/[.J3])/(1000*1000*1000)" office:value-type="float" office:value="0.581347230692465" calcext:value-type="float">
            <text:p>0.5813472307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Minibatch-SCD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table:style-name="Default" table:formula="of:=([.B4]*[.C4]*4)/(1000*1000)" office:value-type="float" office:value="2726.2976" calcext:value-type="float">
            <text:p>2726.297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AVX-2</text:p>
          </table:table-cell>
          <table:table-cell office:value-type="float" office:value="0.557669" calcext:value-type="float">
            <text:p>0.557669</text:p>
          </table:table-cell>
          <table:table-cell office:value-type="float" office:value="2.11159" calcext:value-type="float">
            <text:p>2.11159</text:p>
          </table:table-cell>
          <table:table-cell office:value-type="float" office:value="1.16651" calcext:value-type="float">
            <text:p>1.16651</text:p>
          </table:table-cell>
          <table:table-cell office:value-type="float" office:value="2.37187" calcext:value-type="float">
            <text:p>2.37187</text:p>
          </table:table-cell>
          <table:table-cell table:style-name="ce6" table:formula="of:=(([.B4]*[.C4]*4)/[.G4])/(1000*1000*1000)" office:value-type="float" office:value="4.8887379431168" calcext:value-type="float">
            <text:p>4.8887379431</text:p>
          </table:table-cell>
          <table:table-cell table:style-name="ce6" table:formula="of:=(([.B4]*[.C4]*4)/[.H4])/(1000*1000*1000)" office:value-type="float" office:value="1.29111124792218" calcext:value-type="float">
            <text:p>1.2911112479</text:p>
          </table:table-cell>
          <table:table-cell table:style-name="Default" table:formula="of:=(([.B4]*[.C4]*4)/[.I4])/(1000*1000*1000)" office:value-type="float" office:value="2.33714035884819" calcext:value-type="float">
            <text:p>2.3371403588</text:p>
          </table:table-cell>
          <table:table-cell table:style-name="Default" table:formula="of:=(([.B4]*[.C4]*4)/[.J4])/(1000*1000*1000)" office:value-type="float" office:value="1.14942960617572" calcext:value-type="float">
            <text:p>1.1494296062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Minibatch-SCD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table:style-name="Default" table:formula="of:=([.B5]*[.C5]*4)/(1000*1000)" office:value-type="float" office:value="2726.2976" calcext:value-type="float">
            <text:p>2726.297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AVX-4</text:p>
          </table:table-cell>
          <table:table-cell office:value-type="float" office:value="0.326967" calcext:value-type="float">
            <text:p>0.326967</text:p>
          </table:table-cell>
          <table:table-cell office:value-type="float" office:value="1.16448" calcext:value-type="float">
            <text:p>1.16448</text:p>
          </table:table-cell>
          <table:table-cell office:value-type="float" office:value="0.648774" calcext:value-type="float">
            <text:p>0.648774</text:p>
          </table:table-cell>
          <table:table-cell office:value-type="float" office:value="1.30112" calcext:value-type="float">
            <text:p>1.30112</text:p>
          </table:table-cell>
          <table:table-cell table:style-name="ce6" table:formula="of:=(([.B5]*[.C5]*4)/[.G5])/(1000*1000*1000)" office:value-type="float" office:value="8.33814299302376" calcext:value-type="float">
            <text:p>8.338142993</text:p>
          </table:table-cell>
          <table:table-cell table:style-name="ce6" table:formula="of:=(([.B5]*[.C5]*4)/[.H5])/(1000*1000*1000)" office:value-type="float" office:value="2.34121461940093" calcext:value-type="float">
            <text:p>2.3412146194</text:p>
          </table:table-cell>
          <table:table-cell table:style-name="Default" table:formula="of:=(([.B5]*[.C5]*4)/[.I5])/(1000*1000*1000)" office:value-type="float" office:value="4.20223005237571" calcext:value-type="float">
            <text:p>4.2022300524</text:p>
          </table:table-cell>
          <table:table-cell table:style-name="Default" table:formula="of:=(([.B5]*[.C5]*4)/[.J5])/(1000*1000*1000)" office:value-type="float" office:value="2.09534677816035" calcext:value-type="float">
            <text:p>2.09534677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ibatch-SCD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table:style-name="Default" table:formula="of:=([.B6]*[.C6]*4)/(1000*1000)" office:value-type="float" office:value="2726.2976" calcext:value-type="float">
            <text:p>2726.297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AVX-8</text:p>
          </table:table-cell>
          <table:table-cell office:value-type="float" office:value="0.193324" calcext:value-type="float">
            <text:p>0.193324</text:p>
          </table:table-cell>
          <table:table-cell office:value-type="float" office:value="0.718894" calcext:value-type="float">
            <text:p>0.718894</text:p>
          </table:table-cell>
          <table:table-cell office:value-type="float" office:value="0.39726" calcext:value-type="float">
            <text:p>0.39726</text:p>
          </table:table-cell>
          <table:table-cell office:value-type="float" office:value="0.805398" calcext:value-type="float">
            <text:p>0.805398</text:p>
          </table:table-cell>
          <table:table-cell table:style-name="ce6" table:formula="of:=(([.B6]*[.C6]*4)/[.G6])/(1000*1000*1000)" office:value-type="float" office:value="14.1022201071776" calcext:value-type="float">
            <text:p>14.1022201072</text:p>
          </table:table-cell>
          <table:table-cell table:style-name="ce6" table:formula="of:=(([.B6]*[.C6]*4)/[.H6])/(1000*1000*1000)" office:value-type="float" office:value="3.79234991528654" calcext:value-type="float">
            <text:p>3.7923499153</text:p>
          </table:table-cell>
          <table:table-cell table:style-name="Default" table:formula="of:=(([.B6]*[.C6]*4)/[.I6])/(1000*1000*1000)" office:value-type="float" office:value="6.86275386396818" calcext:value-type="float">
            <text:p>6.862753864</text:p>
          </table:table-cell>
          <table:table-cell table:style-name="Default" table:formula="of:=(([.B6]*[.C6]*4)/[.J6])/(1000*1000*1000)" office:value-type="float" office:value="3.38503149995406" calcext:value-type="float">
            <text:p>3.3850315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inibatch-SCD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table:style-name="Default" table:formula="of:=([.B7]*[.C7]*4)/(1000*1000)" office:value-type="float" office:value="2726.2976" calcext:value-type="float">
            <text:p>2726.297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AVX-14</text:p>
          </table:table-cell>
          <table:table-cell office:value-type="float" office:value="0.133512" calcext:value-type="float">
            <text:p>0.133512</text:p>
          </table:table-cell>
          <table:table-cell office:value-type="float" office:value="0.478154" calcext:value-type="float">
            <text:p>0.478154</text:p>
          </table:table-cell>
          <table:table-cell office:value-type="float" office:value="0.265493" calcext:value-type="float">
            <text:p>0.265493</text:p>
          </table:table-cell>
          <table:table-cell office:value-type="float" office:value="0.537901" calcext:value-type="float">
            <text:p>0.537901</text:p>
          </table:table-cell>
          <table:table-cell table:style-name="ce6" table:formula="of:=(([.B7]*[.C7]*4)/[.G7])/(1000*1000*1000)" office:value-type="float" office:value="20.4198693750375" calcext:value-type="float">
            <text:p>20.419869375</text:p>
          </table:table-cell>
          <table:table-cell table:style-name="ce6" table:formula="of:=(([.B7]*[.C7]*4)/[.H7])/(1000*1000*1000)" office:value-type="float" office:value="5.70171451038787" calcext:value-type="float">
            <text:p>5.7017145104</text:p>
          </table:table-cell>
          <table:table-cell table:style-name="Default" table:formula="of:=(([.B7]*[.C7]*4)/[.I7])/(1000*1000*1000)" office:value-type="float" office:value="10.2688116070857" calcext:value-type="float">
            <text:p>10.2688116071</text:p>
          </table:table-cell>
          <table:table-cell table:style-name="Default" table:formula="of:=(([.B7]*[.C7]*4)/[.J7])/(1000*1000*1000)" office:value-type="float" office:value="5.06840031901781" calcext:value-type="float">
            <text:p>5.068400319</text:p>
          </table:table-cell>
          <table:table-cell table:number-columns-repeated="3"/>
          <table:table-cell table:style-name="Default"/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Minibatch-SCD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table:style-name="Default" table:formula="of:=([.B8]*[.C8]*4)/(1000*1000)" office:value-type="float" office:value="2726.2976" calcext:value-type="float">
            <text:p>2726.297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PGA (1 instance)</text:p>
          </table:table-cell>
          <table:table-cell office:value-type="float" office:value="0.295734" calcext:value-type="float">
            <text:p>0.295734</text:p>
          </table:table-cell>
          <table:table-cell office:value-type="float" office:value="0.551413" calcext:value-type="float">
            <text:p>0.551413</text:p>
          </table:table-cell>
          <table:table-cell office:value-type="float" office:value="0.310013" calcext:value-type="float">
            <text:p>0.310013</text:p>
          </table:table-cell>
          <table:table-cell office:value-type="float" office:value="0.620542" calcext:value-type="float">
            <text:p>0.620542</text:p>
          </table:table-cell>
          <table:table-cell table:style-name="ce6" table:formula="of:=(([.B8]*[.C8]*4)/[.G8])/(1000*1000*1000)" office:value-type="float" office:value="9.21874928144887" calcext:value-type="float">
            <text:p>9.2187492814</text:p>
          </table:table-cell>
          <table:table-cell table:style-name="ce6" table:formula="of:=(([.B8]*[.C8]*4)/[.H8])/(1000*1000*1000)" office:value-type="float" office:value="4.94420262126573" calcext:value-type="float">
            <text:p>4.9442026213</text:p>
          </table:table-cell>
          <table:table-cell table:style-name="Default" table:formula="of:=(([.B8]*[.C8]*4)/[.I8])/(1000*1000*1000)" office:value-type="float" office:value="8.7941396005974" calcext:value-type="float">
            <text:p>8.7941396006</text:p>
          </table:table-cell>
          <table:table-cell table:style-name="Default" table:formula="of:=(([.B8]*[.C8]*4)/[.J8])/(1000*1000*1000)" office:value-type="float" office:value="4.39341349981146" calcext:value-type="float">
            <text:p>4.3934134998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inibatch-SCD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table:style-name="Default" table:formula="of:=([.B9]*[.C9]*4)/(1000*1000)" office:value-type="float" office:value="2726.2976" calcext:value-type="float">
            <text:p>2726.297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PGA (2 instances)</text:p>
          </table:table-cell>
          <table:table-cell office:value-type="float" office:value="0.209112" calcext:value-type="float">
            <text:p>0.209112</text:p>
          </table:table-cell>
          <table:table-cell office:value-type="float" office:value="0.275789" calcext:value-type="float">
            <text:p>0.275789</text:p>
          </table:table-cell>
          <table:table-cell office:value-type="float" office:value="0.21459" calcext:value-type="float">
            <text:p>0.21459</text:p>
          </table:table-cell>
          <table:table-cell office:value-type="float" office:value="0.30818" calcext:value-type="float">
            <text:p>0.30818</text:p>
          </table:table-cell>
          <table:table-cell table:style-name="ce6" table:formula="of:=(([.B9]*[.C9]*4)/[.G9])/(1000*1000*1000)" office:value-type="float" office:value="13.0374995217874" calcext:value-type="float">
            <text:p>13.0374995218</text:p>
          </table:table-cell>
          <table:table-cell table:style-name="ce6" table:formula="of:=(([.B9]*[.C9]*4)/[.H9])/(1000*1000*1000)" office:value-type="float" office:value="9.88544720782917" calcext:value-type="float">
            <text:p>9.8854472078</text:p>
          </table:table-cell>
          <table:table-cell table:style-name="Default" table:formula="of:=(([.B9]*[.C9]*4)/[.I9])/(1000*1000*1000)" office:value-type="float" office:value="12.7046814856237" calcext:value-type="float">
            <text:p>12.7046814856</text:p>
          </table:table-cell>
          <table:table-cell table:style-name="Default" table:formula="of:=(([.B9]*[.C9]*4)/[.J9])/(1000*1000*1000)" office:value-type="float" office:value="8.84644558374976" calcext:value-type="float">
            <text:p>8.84644558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ibatch-SCD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table:style-name="Default" table:formula="of:=([.B10]*[.C10]*4)/(1000*1000)" office:value-type="float" office:value="2726.2976" calcext:value-type="float">
            <text:p>2726.297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PGA (4 instances)</text:p>
          </table:table-cell>
          <table:table-cell office:value-type="float" office:value="0.144959" calcext:value-type="float">
            <text:p>0.144959</text:p>
          </table:table-cell>
          <table:table-cell office:value-type="float" office:value="0.151765" calcext:value-type="float">
            <text:p>0.151765</text:p>
          </table:table-cell>
          <table:table-cell office:value-type="float" office:value="0.14731" calcext:value-type="float">
            <text:p>0.14731</text:p>
          </table:table-cell>
          <table:table-cell office:value-type="float" office:value="0.158272" calcext:value-type="float">
            <text:p>0.158272</text:p>
          </table:table-cell>
          <table:table-cell table:style-name="ce6" table:formula="of:=(([.B10]*[.C10]*4)/[.G10])/(1000*1000*1000)" office:value-type="float" office:value="18.8073703598949" calcext:value-type="float">
            <text:p>18.8073703599</text:p>
          </table:table-cell>
          <table:table-cell table:style-name="ce6" table:formula="of:=(([.B10]*[.C10]*4)/[.H10])/(1000*1000*1000)" office:value-type="float" office:value="17.9639416202682" calcext:value-type="float">
            <text:p>17.9639416203</text:p>
          </table:table-cell>
          <table:table-cell table:style-name="Default" table:formula="of:=(([.B10]*[.C10]*4)/[.I10])/(1000*1000*1000)" office:value-type="float" office:value="18.5072133595818" calcext:value-type="float">
            <text:p>18.5072133596</text:p>
          </table:table-cell>
          <table:table-cell table:style-name="Default" table:formula="of:=(([.B10]*[.C10]*4)/[.J10])/(1000*1000*1000)" office:value-type="float" office:value="17.2253942579863" calcext:value-type="float">
            <text:p>17.2253942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D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table:style-name="Default" table:formula="of:=([.B11]*[.C11]*4)/(1000*1000)" office:value-type="float" office:value="2726.2976" calcext:value-type="float">
            <text:p>2726.297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naive</text:p>
          </table:table-cell>
          <table:table-cell office:value-type="float" office:value="6.59774" calcext:value-type="float">
            <text:p>6.59774</text:p>
          </table:table-cell>
          <table:table-cell table:number-columns-repeated="3" table:style-name="ce4" office:value-type="string" calcext:value-type="string">
            <text:p>NA</text:p>
          </table:table-cell>
          <table:table-cell table:style-name="ce6" table:formula="of:=(([.B11]*[.C11]*4)/[.G11])/(1000*1000*1000)" office:value-type="float" office:value="0.41321688941971" calcext:value-type="float">
            <text:p>0.4132168894</text:p>
          </table:table-cell>
          <table:table-cell table:style-name="ce6" table:formula="of:=(([.B11]*[.C11]*4)/[.H11])/(1000*1000*1000)" office:value-type="string" office:string-value="" calcext:value-type="error">
            <text:p>#VALUE!</text:p>
          </table:table-cell>
          <table:table-cell table:style-name="Default" table:formula="of:=(([.B11]*[.C11]*4)/[.I11])/(1000*1000*1000)" office:value-type="string" office:string-value="" calcext:value-type="error">
            <text:p>#VALUE!</text:p>
          </table:table-cell>
          <table:table-cell table:style-name="Default" table:formula="of:=(([.B11]*[.C11]*4)/[.J11])/(1000*1000*1000)" office:value-type="string" office:string-value="" calcext:value-type="error">
            <text:p>#VALUE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D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table:style-name="Default" table:formula="of:=([.B12]*[.C12]*4)/(1000*1000)" office:value-type="float" office:value="2726.2976" calcext:value-type="float">
            <text:p>2726.297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AVX-1</text:p>
          </table:table-cell>
          <table:table-cell office:value-type="float" office:value="1.17149" calcext:value-type="float">
            <text:p>1.17149</text:p>
          </table:table-cell>
          <table:table-cell office:value-type="float" office:value="7.32362" calcext:value-type="float">
            <text:p>7.32362</text:p>
          </table:table-cell>
          <table:table-cell office:value-type="float" office:value="3.69694" calcext:value-type="float">
            <text:p>3.69694</text:p>
          </table:table-cell>
          <table:table-cell office:value-type="float" office:value="8.41696" calcext:value-type="float">
            <text:p>8.41696</text:p>
          </table:table-cell>
          <table:table-cell table:style-name="ce6" table:formula="of:=(([.B12]*[.C12]*4)/[.G12])/(1000*1000*1000)" office:value-type="float" office:value="2.32720518314284" calcext:value-type="float">
            <text:p>2.3272051831</text:p>
          </table:table-cell>
          <table:table-cell table:style-name="ce6" table:formula="of:=(([.B12]*[.C12]*4)/[.H12])/(1000*1000*1000)" office:value-type="float" office:value="0.372260931069608" calcext:value-type="float">
            <text:p>0.3722609311</text:p>
          </table:table-cell>
          <table:table-cell table:style-name="Default" table:formula="of:=(([.B12]*[.C12]*4)/[.I12])/(1000*1000*1000)" office:value-type="float" office:value="0.737447077853576" calcext:value-type="float">
            <text:p>0.7374470779</text:p>
          </table:table-cell>
          <table:table-cell table:style-name="Default" table:formula="of:=(([.B12]*[.C12]*4)/[.J12])/(1000*1000*1000)" office:value-type="float" office:value="0.323905257955366" calcext:value-type="float">
            <text:p>0.3239052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D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table:style-name="Default" table:formula="of:=([.B13]*[.C13]*4)/(1000*1000)" office:value-type="float" office:value="2726.2976" calcext:value-type="float">
            <text:p>2726.297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AVX-2</text:p>
          </table:table-cell>
          <table:table-cell office:value-type="float" office:value="0.618826" calcext:value-type="float">
            <text:p>0.618826</text:p>
          </table:table-cell>
          <table:table-cell office:value-type="float" office:value="3.70021" calcext:value-type="float">
            <text:p>3.70021</text:p>
          </table:table-cell>
          <table:table-cell office:value-type="float" office:value="1.86351" calcext:value-type="float">
            <text:p>1.86351</text:p>
          </table:table-cell>
          <table:table-cell office:value-type="float" office:value="4.24612" calcext:value-type="float">
            <text:p>4.24612</text:p>
          </table:table-cell>
          <table:table-cell table:style-name="ce6" table:formula="of:=(([.B13]*[.C13]*4)/[.G13])/(1000*1000*1000)" office:value-type="float" office:value="4.40559640351246" calcext:value-type="float">
            <text:p>4.4055964035</text:p>
          </table:table-cell>
          <table:table-cell table:style-name="ce6" table:formula="of:=(([.B13]*[.C13]*4)/[.H13])/(1000*1000*1000)" office:value-type="float" office:value="0.736795371073534" calcext:value-type="float">
            <text:p>0.7367953711</text:p>
          </table:table-cell>
          <table:table-cell table:style-name="Default" table:formula="of:=(([.B13]*[.C13]*4)/[.I13])/(1000*1000*1000)" office:value-type="float" office:value="1.4629905930207" calcext:value-type="float">
            <text:p>1.462990593</text:p>
          </table:table-cell>
          <table:table-cell table:style-name="Default" table:formula="of:=(([.B13]*[.C13]*4)/[.J13])/(1000*1000*1000)" office:value-type="float" office:value="0.642067958512713" calcext:value-type="float">
            <text:p>0.64206795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D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table:style-name="Default" table:formula="of:=([.B14]*[.C14]*4)/(1000*1000)" office:value-type="float" office:value="2726.2976" calcext:value-type="float">
            <text:p>2726.297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AVX-4</text:p>
          </table:table-cell>
          <table:table-cell office:value-type="float" office:value="0.36695" calcext:value-type="float">
            <text:p>0.36695</text:p>
          </table:table-cell>
          <table:table-cell office:value-type="float" office:value="2.05813" calcext:value-type="float">
            <text:p>2.05813</text:p>
          </table:table-cell>
          <table:table-cell office:value-type="float" office:value="1.05708" calcext:value-type="float">
            <text:p>1.05708</text:p>
          </table:table-cell>
          <table:table-cell office:value-type="float" office:value="2.35383" calcext:value-type="float">
            <text:p>2.35383</text:p>
          </table:table-cell>
          <table:table-cell table:style-name="ce6" table:formula="of:=(([.B14]*[.C14]*4)/[.G14])/(1000*1000*1000)" office:value-type="float" office:value="7.42961602398147" calcext:value-type="float">
            <text:p>7.429616024</text:p>
          </table:table-cell>
          <table:table-cell table:style-name="ce6" table:formula="of:=(([.B14]*[.C14]*4)/[.H14])/(1000*1000*1000)" office:value-type="float" office:value="1.32464790853833" calcext:value-type="float">
            <text:p>1.3246479085</text:p>
          </table:table-cell>
          <table:table-cell table:style-name="Default" table:formula="of:=(([.B14]*[.C14]*4)/[.I14])/(1000*1000*1000)" office:value-type="float" office:value="2.57908351307375" calcext:value-type="float">
            <text:p>2.5790835131</text:p>
          </table:table-cell>
          <table:table-cell table:style-name="Default" table:formula="of:=(([.B14]*[.C14]*4)/[.J14])/(1000*1000*1000)" office:value-type="float" office:value="1.15823895523466" calcext:value-type="float">
            <text:p>1.15823895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D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table:style-name="Default" table:formula="of:=([.B15]*[.C15]*4)/(1000*1000)" office:value-type="float" office:value="2726.2976" calcext:value-type="float">
            <text:p>2726.297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AVX-8</text:p>
          </table:table-cell>
          <table:table-cell office:value-type="float" office:value="0.269151" calcext:value-type="float">
            <text:p>0.269151</text:p>
          </table:table-cell>
          <table:table-cell office:value-type="float" office:value="1.33866" calcext:value-type="float">
            <text:p>1.33866</text:p>
          </table:table-cell>
          <table:table-cell office:value-type="float" office:value="0.699385" calcext:value-type="float">
            <text:p>0.699385</text:p>
          </table:table-cell>
          <table:table-cell office:value-type="float" office:value="1.52356" calcext:value-type="float">
            <text:p>1.52356</text:p>
          </table:table-cell>
          <table:table-cell table:style-name="ce6" table:formula="of:=(([.B15]*[.C15]*4)/[.G15])/(1000*1000*1000)" office:value-type="float" office:value="10.1292493804593" calcext:value-type="float">
            <text:p>10.1292493805</text:p>
          </table:table-cell>
          <table:table-cell table:style-name="ce6" table:formula="of:=(([.B15]*[.C15]*4)/[.H15])/(1000*1000*1000)" office:value-type="float" office:value="2.03658703479599" calcext:value-type="float">
            <text:p>2.0365870348</text:p>
          </table:table-cell>
          <table:table-cell table:style-name="Default" table:formula="of:=(([.B15]*[.C15]*4)/[.I15])/(1000*1000*1000)" office:value-type="float" office:value="3.89813564774766" calcext:value-type="float">
            <text:p>3.8981356477</text:p>
          </table:table-cell>
          <table:table-cell table:style-name="Default" table:formula="of:=(([.B15]*[.C15]*4)/[.J15])/(1000*1000*1000)" office:value-type="float" office:value="1.78942581847778" calcext:value-type="float">
            <text:p>1.78942581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D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table:style-name="Default" table:formula="of:=([.B16]*[.C16]*4)/(1000*1000)" office:value-type="float" office:value="2726.2976" calcext:value-type="float">
            <text:p>2726.297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AVX-14</text:p>
          </table:table-cell>
          <table:table-cell office:value-type="float" office:value="0.238008" calcext:value-type="float">
            <text:p>0.238008</text:p>
          </table:table-cell>
          <table:table-cell office:value-type="float" office:value="0.921959" calcext:value-type="float">
            <text:p>0.921959</text:p>
          </table:table-cell>
          <table:table-cell office:value-type="float" office:value="0.530302" calcext:value-type="float">
            <text:p>0.530302</text:p>
          </table:table-cell>
          <table:table-cell office:value-type="float" office:value="1.1143" calcext:value-type="float">
            <text:p>1.1143</text:p>
          </table:table-cell>
          <table:table-cell table:style-name="ce6" table:formula="of:=(([.B16]*[.C16]*4)/[.G16])/(1000*1000*1000)" office:value-type="float" office:value="11.4546469026251" calcext:value-type="float">
            <text:p>11.4546469026</text:p>
          </table:table-cell>
          <table:table-cell table:style-name="ce6" table:formula="of:=(([.B16]*[.C16]*4)/[.H16])/(1000*1000*1000)" office:value-type="float" office:value="2.95707032525307" calcext:value-type="float">
            <text:p>2.9570703253</text:p>
          </table:table-cell>
          <table:table-cell table:style-name="Default" table:formula="of:=(([.B16]*[.C16]*4)/[.I16])/(1000*1000*1000)" office:value-type="float" office:value="5.14102831971217" calcext:value-type="float">
            <text:p>5.1410283197</text:p>
          </table:table-cell>
          <table:table-cell table:style-name="Default" table:formula="of:=(([.B16]*[.C16]*4)/[.J16])/(1000*1000*1000)" office:value-type="float" office:value="2.44664596607736" calcext:value-type="float">
            <text:p>2.44664596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D</text:p>
          </table:table-cell>
          <table:table-cell office:value-type="float" office:value="332800" calcext:value-type="float">
            <text:p>332800</text:p>
          </table:table-cell>
          <table:table-cell office:value-type="float" office:value="2048" calcext:value-type="float">
            <text:p>2048</text:p>
          </table:table-cell>
          <table:table-cell table:style-name="Default" table:formula="of:=([.B17]*[.C17]*4)/(1000*1000)" office:value-type="float" office:value="2726.2976" calcext:value-type="float">
            <text:p>2726.2976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PGA</text:p>
          </table:table-cell>
          <table:table-cell office:value-type="float" office:value="1.9866" calcext:value-type="float">
            <text:p>1.9866</text:p>
          </table:table-cell>
          <table:table-cell office:value-type="float" office:value="2.39709" calcext:value-type="float">
            <text:p>2.39709</text:p>
          </table:table-cell>
          <table:table-cell office:value-type="float" office:value="1.98617" calcext:value-type="float">
            <text:p>1.98617</text:p>
          </table:table-cell>
          <table:table-cell office:value-type="float" office:value="2.56883" calcext:value-type="float">
            <text:p>2.56883</text:p>
          </table:table-cell>
          <table:table-cell table:style-name="ce6" table:formula="of:=(([.B17]*[.C17]*4)/[.G17])/(1000*1000*1000)" office:value-type="float" office:value="1.37234350145978" calcext:value-type="float">
            <text:p>1.3723435015</text:p>
          </table:table-cell>
          <table:table-cell table:style-name="ce6" table:formula="of:=(([.B17]*[.C17]*4)/[.I17])/(1000*1000*1000)" office:value-type="float" office:value="1.37264060981688" calcext:value-type="float">
            <text:p>1.3726406098</text:p>
          </table:table-cell>
          <table:table-cell table:style-name="Default" table:formula="of:=(([.B17]*[.C17]*4)/[.H17])/(1000*1000*1000)" office:value-type="float" office:value="1.13733635366215" calcext:value-type="float">
            <text:p>1.1373363537</text:p>
          </table:table-cell>
          <table:table-cell table:style-name="Default" table:formula="of:=(([.B17]*[.C17]*4)/[.J17])/(1000*1000*1000)" office:value-type="float" office:value="1.06129934639505" calcext:value-type="float">
            <text:p>1.0612993464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6"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Default"/>
          <table:table-cell/>
          <table:table-cell table:style-name="ce6"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ce6" table:number-columns-repeated="2"/>
          <table:table-cell table:style-name="Default" table:number-columns-repeated="2"/>
          <table:table-cell table:number-columns-repeated="1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style-name="ce6"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Default"/>
          <table:table-cell/>
          <table:table-cell table:style-name="ce6" table:number-columns-repeated="2"/>
          <table:table-cell table:style-name="Default" table:number-columns-repeated="2"/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  <table:table-cell table:style-name="ce6"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style-name="ce6"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4" table:number-columns-repeated="3"/>
          <table:table-cell table:style-name="ce6"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5" table:number-columns-repeated="3"/>
          <table:table-cell table:style-name="ce6" table:number-columns-repeated="2"/>
          <table:table-cell table:style-name="Default" table:number-columns-repeated="2"/>
          <table:table-cell table:number-columns-repeated="1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style-name="ce6" table:number-columns-repeated="2"/>
          <table:table-cell table:style-name="Default" table:number-columns-repeated="2"/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  <table:table-cell table:style-name="ce6" table:number-columns-repeated="2"/>
          <table:table-cell table:style-name="Default" table:number-columns-repeated="2"/>
          <table:table-cell table:number-columns-repeated="10"/>
        </table:table-row>
        <table:table-row table:style-name="ro1" table:number-rows-repeated="17">
          <table:table-cell table:number-columns-repeated="3"/>
          <table:table-cell table:style-name="Default" table:number-columns-repeated="11"/>
          <table:table-cell table:number-columns-repeated="10"/>
        </table:table-row>
        <table:table-row table:style-name="ro1">
          <table:table-cell table:number-columns-repeated="7"/>
          <table:table-cell table:style-name="Default"/>
          <table:table-cell table:number-columns-repeated="16"/>
        </table:table-row>
        <table:table-row table:style-name="ro1" table:number-rows-repeated="1048523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0/00/0000</text:date>, <text:time style:data-style-name="N2" text:time-value="18:04:17.6014632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9:04:08.699532520</meta:creation-date>
    <dc:date>2018-04-22T19:54:53.606936731</dc:date>
    <meta:editing-duration>P8DT22H7M45S</meta:editing-duration>
    <meta:editing-cycles>136</meta:editing-cycles>
    <meta:generator>LibreOffice/5.1.6.2$Linux_X86_64 LibreOffice_project/10m0$Build-2</meta:generator>
    <meta:document-statistic meta:table-count="1" meta:cell-count="23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698cm" svg:height="15.241cm" xlink:href=".." xlink:type="simple" chart:class="chart:bar" chart:style-name="ch1">
        <chart:plot-area chart:style-name="ch2" table:cell-range-address="Sheet1.F2:Sheet1.F10 Sheet1.K1:Sheet1.N10" chart:data-source-has-labels="both" svg:x="1.588cm" svg:y="0.304cm" svg:width="19.677cm" svg:height="14.633cm">
          <chartooo:coordinate-region svg:x="2.209cm" svg:y="0.304cm" svg:width="19.056cm" svg:height="11.771cm"/>
          <chart:axis chart:dimension="x" chart:name="primary-x" chart:style-name="ch3" chartooo:axis-type="auto">
            <chartooo:date-scale/>
            <chart:categories table:cell-range-address="Sheet1.F2:Sheet1.F10"/>
          </chart:axis>
          <chart:axis chart:dimension="y" chart:name="primary-y" chart:style-name="ch4">
            <chart:title svg:x="0.378cm" svg:y="9.902cm" chart:style-name="ch5">
              <text:p>Processing Rate (GB/s)</text:p>
            </chart:title>
            <chart:grid chart:style-name="ch6" chart:class="major"/>
          </chart:axis>
          <chart:series chart:style-name="ch7" chart:values-cell-range-address="Sheet1.K2:Sheet1.K10" chart:label-cell-address="Sheet1.K1:Sheet1.K1" chart:class="chart:bar">
            <chart:data-point chart:repeated="9"/>
          </chart:series>
          <chart:series chart:style-name="ch8" chart:values-cell-range-address="Sheet1.L2:Sheet1.L10" chart:label-cell-address="Sheet1.L1:Sheet1.L1" chart:class="chart:bar">
            <chart:data-point chart:repeated="9"/>
          </chart:series>
          <chart:series chart:style-name="ch9" chart:values-cell-range-address="Sheet1.M2:Sheet1.M10" chart:label-cell-address="Sheet1.M1:Sheet1.M1" chart:class="chart:bar">
            <chart:data-point chart:repeated="9"/>
          </chart:series>
          <chart:series chart:style-name="ch10" chart:values-cell-range-address="Sheet1.N2:Sheet1.N10" chart:label-cell-address="Sheet1.N1:Sheet1.N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batch-SCD</text:p>
                <draw:g>
                  <svg:desc>Sheet1.K1:Sheet1.K1</svg:desc>
                </draw:g>
              </table:table-cell>
              <table:table-cell office:value-type="string">
                <text:p>Minibatch-SCD + decompress</text:p>
                <draw:g>
                  <svg:desc>Sheet1.L1:Sheet1.L1</svg:desc>
                </draw:g>
              </table:table-cell>
              <table:table-cell office:value-type="string">
                <text:p>Minibatch-SCD + decrypt</text:p>
                <draw:g>
                  <svg:desc>Sheet1.M1:Sheet1.M1</svg:desc>
                </draw:g>
              </table:table-cell>
              <table:table-cell office:value-type="string">
                <text:p>Minibatch-SCD + decompress + decrypt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ive</text:p>
                <draw:g>
                  <svg:desc>Sheet1.F2:Sheet1.F10</svg:desc>
                </draw:g>
              </table:table-cell>
              <table:table-cell office:value-type="float" office:value="0.41936072160318">
                <text:p>0.41936072160318</text:p>
                <draw:g>
                  <svg:desc>Sheet1.K2:Sheet1.K10</svg:desc>
                </draw:g>
              </table:table-cell>
              <table:table-cell office:value-type="float" office:value="0.286770107216751">
                <text:p>0.286770107216751</text:p>
                <draw:g>
                  <svg:desc>Sheet1.L2:Sheet1.L10</svg:desc>
                </draw:g>
              </table:table-cell>
              <table:table-cell office:value-type="float" office:value="0.351608841107176">
                <text:p>0.351608841107176</text:p>
                <draw:g>
                  <svg:desc>Sheet1.M2:Sheet1.M10</svg:desc>
                </draw:g>
              </table:table-cell>
              <table:table-cell office:value-type="float" office:value="0.271854973326021">
                <text:p>0.271854973326021</text:p>
                <draw:g>
                  <svg:desc>Sheet1.N2:Sheet1.N10</svg:desc>
                </draw:g>
              </table:table-cell>
            </table:table-row>
            <table:table-row>
              <table:table-cell office:value-type="string">
                <text:p>AVX-1</text:p>
              </table:table-cell>
              <table:table-cell office:value-type="float" office:value="2.60351579510294">
                <text:p>2.60351579510294</text:p>
              </table:table-cell>
              <table:table-cell office:value-type="float" office:value="0.657458810819153">
                <text:p>0.657458810819153</text:p>
              </table:table-cell>
              <table:table-cell office:value-type="float" office:value="1.17527518526023">
                <text:p>1.17527518526023</text:p>
              </table:table-cell>
              <table:table-cell office:value-type="float" office:value="0.581347230692465">
                <text:p>0.581347230692465</text:p>
              </table:table-cell>
            </table:table-row>
            <table:table-row>
              <table:table-cell office:value-type="string">
                <text:p>AVX-2</text:p>
              </table:table-cell>
              <table:table-cell office:value-type="float" office:value="4.8887379431168">
                <text:p>4.8887379431168</text:p>
              </table:table-cell>
              <table:table-cell office:value-type="float" office:value="1.29111124792218">
                <text:p>1.29111124792218</text:p>
              </table:table-cell>
              <table:table-cell office:value-type="float" office:value="2.33714035884819">
                <text:p>2.33714035884819</text:p>
              </table:table-cell>
              <table:table-cell office:value-type="float" office:value="1.14942960617572">
                <text:p>1.14942960617572</text:p>
              </table:table-cell>
            </table:table-row>
            <table:table-row>
              <table:table-cell office:value-type="string">
                <text:p>AVX-4</text:p>
              </table:table-cell>
              <table:table-cell office:value-type="float" office:value="8.33814299302376">
                <text:p>8.33814299302376</text:p>
              </table:table-cell>
              <table:table-cell office:value-type="float" office:value="2.34121461940093">
                <text:p>2.34121461940093</text:p>
              </table:table-cell>
              <table:table-cell office:value-type="float" office:value="4.20223005237571">
                <text:p>4.20223005237571</text:p>
              </table:table-cell>
              <table:table-cell office:value-type="float" office:value="2.09534677816035">
                <text:p>2.09534677816035</text:p>
              </table:table-cell>
            </table:table-row>
            <table:table-row>
              <table:table-cell office:value-type="string">
                <text:p>AVX-8</text:p>
              </table:table-cell>
              <table:table-cell office:value-type="float" office:value="14.1022201071776">
                <text:p>14.1022201071776</text:p>
              </table:table-cell>
              <table:table-cell office:value-type="float" office:value="3.79234991528654">
                <text:p>3.79234991528654</text:p>
              </table:table-cell>
              <table:table-cell office:value-type="float" office:value="6.86275386396818">
                <text:p>6.86275386396818</text:p>
              </table:table-cell>
              <table:table-cell office:value-type="float" office:value="3.38503149995406">
                <text:p>3.38503149995406</text:p>
              </table:table-cell>
            </table:table-row>
            <table:table-row>
              <table:table-cell office:value-type="string">
                <text:p>AVX-14</text:p>
              </table:table-cell>
              <table:table-cell office:value-type="float" office:value="20.4198693750375">
                <text:p>20.4198693750375</text:p>
              </table:table-cell>
              <table:table-cell office:value-type="float" office:value="5.70171451038787">
                <text:p>5.70171451038787</text:p>
              </table:table-cell>
              <table:table-cell office:value-type="float" office:value="10.2688116070857">
                <text:p>10.2688116070857</text:p>
              </table:table-cell>
              <table:table-cell office:value-type="float" office:value="5.06840031901781">
                <text:p>5.06840031901781</text:p>
              </table:table-cell>
            </table:table-row>
            <table:table-row>
              <table:table-cell office:value-type="string">
                <text:p>FPGA (1 instance)</text:p>
              </table:table-cell>
              <table:table-cell office:value-type="float" office:value="9.21874928144887">
                <text:p>9.21874928144887</text:p>
              </table:table-cell>
              <table:table-cell office:value-type="float" office:value="4.94420262126573">
                <text:p>4.94420262126573</text:p>
              </table:table-cell>
              <table:table-cell office:value-type="float" office:value="8.7941396005974">
                <text:p>8.7941396005974</text:p>
              </table:table-cell>
              <table:table-cell office:value-type="float" office:value="4.39341349981146">
                <text:p>4.39341349981146</text:p>
              </table:table-cell>
            </table:table-row>
            <table:table-row>
              <table:table-cell office:value-type="string">
                <text:p>FPGA (2 instances)</text:p>
              </table:table-cell>
              <table:table-cell office:value-type="float" office:value="13.0374995217874">
                <text:p>13.0374995217874</text:p>
              </table:table-cell>
              <table:table-cell office:value-type="float" office:value="9.88544720782917">
                <text:p>9.88544720782917</text:p>
              </table:table-cell>
              <table:table-cell office:value-type="float" office:value="12.7046814856237">
                <text:p>12.7046814856237</text:p>
              </table:table-cell>
              <table:table-cell office:value-type="float" office:value="8.84644558374976">
                <text:p>8.84644558374976</text:p>
              </table:table-cell>
            </table:table-row>
            <table:table-row>
              <table:table-cell office:value-type="string">
                <text:p>FPGA (4 instances)</text:p>
              </table:table-cell>
              <table:table-cell office:value-type="float" office:value="18.8073703598949">
                <text:p>18.8073703598949</text:p>
              </table:table-cell>
              <table:table-cell office:value-type="float" office:value="17.9639416202682">
                <text:p>17.9639416202682</text:p>
              </table:table-cell>
              <table:table-cell office:value-type="float" office:value="18.5072133595818">
                <text:p>18.5072133595818</text:p>
              </table:table-cell>
              <table:table-cell office:value-type="float" office:value="17.2253942579863">
                <text:p>17.22539425798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477cm" svg:height="11.712cm" xlink:href=".." xlink:type="simple" chart:class="chart:bar" chart:style-name="ch1">
        <chart:plot-area chart:style-name="ch2" table:cell-range-address="Sheet1.F11:Sheet1.F17 Sheet1.K11:Sheet1.N17" chart:data-source-has-labels="column" svg:x="1.44cm" svg:y="0.234cm" svg:width="19.608cm" svg:height="11.244cm">
          <chartooo:coordinate-region svg:x="2.061cm" svg:y="0.434cm" svg:width="18.987cm" svg:height="10.397cm"/>
          <chart:axis chart:dimension="x" chart:name="primary-x" chart:style-name="ch3" chartooo:axis-type="auto">
            <chartooo:date-scale/>
            <chart:categories table:cell-range-address="Sheet1.F11:Sheet1.F17"/>
          </chart:axis>
          <chart:axis chart:dimension="y" chart:name="primary-y" chart:style-name="ch4">
            <chart:title svg:x="0.451cm" svg:y="7.593cm" chart:style-name="ch5">
              <text:p>Processing Rate (GB/s)</text:p>
            </chart:title>
            <chart:grid chart:style-name="ch6" chart:class="major"/>
          </chart:axis>
          <chart:series chart:style-name="ch7" chart:values-cell-range-address="Sheet1.K11:Sheet1.K17" chart:class="chart:bar">
            <chart:data-point chart:repeated="7"/>
          </chart:series>
          <chart:series chart:style-name="ch8" chart:values-cell-range-address="Sheet1.L11:Sheet1.L17" chart:class="chart:bar">
            <chart:data-point chart:repeated="7"/>
          </chart:series>
          <chart:series chart:style-name="ch9" chart:values-cell-range-address="Sheet1.M11:Sheet1.M17" chart:class="chart:bar">
            <chart:data-point chart:repeated="7"/>
          </chart:series>
          <chart:series chart:style-name="ch10" chart:values-cell-range-address="Sheet1.N11:Sheet1.N17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naive</text:p>
                <draw:g>
                  <svg:desc>Sheet1.F11:Sheet1.F17</svg:desc>
                </draw:g>
              </table:table-cell>
              <table:table-cell office:value-type="float" office:value="0.41321688941971">
                <text:p>0.41321688941971</text:p>
                <draw:g>
                  <svg:desc>Sheet1.K11:Sheet1.K17</svg:desc>
                </draw:g>
              </table:table-cell>
              <table:table-cell office:value-type="float" office:value="NaN">
                <text:p>NaN</text:p>
                <draw:g>
                  <svg:desc>Sheet1.L11:Sheet1.L17</svg:desc>
                </draw:g>
              </table:table-cell>
              <table:table-cell office:value-type="float" office:value="NaN">
                <text:p>NaN</text:p>
                <draw:g>
                  <svg:desc>Sheet1.M11:Sheet1.M17</svg:desc>
                </draw:g>
              </table:table-cell>
              <table:table-cell office:value-type="float" office:value="NaN">
                <text:p>NaN</text:p>
                <draw:g>
                  <svg:desc>Sheet1.N11:Sheet1.N17</svg:desc>
                </draw:g>
              </table:table-cell>
            </table:table-row>
            <table:table-row>
              <table:table-cell office:value-type="string">
                <text:p>AVX-1</text:p>
              </table:table-cell>
              <table:table-cell office:value-type="float" office:value="2.32720518314284">
                <text:p>2.32720518314284</text:p>
              </table:table-cell>
              <table:table-cell office:value-type="float" office:value="0.372260931069608">
                <text:p>0.372260931069608</text:p>
              </table:table-cell>
              <table:table-cell office:value-type="float" office:value="0.737447077853576">
                <text:p>0.737447077853576</text:p>
              </table:table-cell>
              <table:table-cell office:value-type="float" office:value="0.323905257955366">
                <text:p>0.323905257955366</text:p>
              </table:table-cell>
            </table:table-row>
            <table:table-row>
              <table:table-cell office:value-type="string">
                <text:p>AVX-2</text:p>
              </table:table-cell>
              <table:table-cell office:value-type="float" office:value="4.40559640351246">
                <text:p>4.40559640351246</text:p>
              </table:table-cell>
              <table:table-cell office:value-type="float" office:value="0.736795371073534">
                <text:p>0.736795371073534</text:p>
              </table:table-cell>
              <table:table-cell office:value-type="float" office:value="1.4629905930207">
                <text:p>1.4629905930207</text:p>
              </table:table-cell>
              <table:table-cell office:value-type="float" office:value="0.642067958512713">
                <text:p>0.642067958512713</text:p>
              </table:table-cell>
            </table:table-row>
            <table:table-row>
              <table:table-cell office:value-type="string">
                <text:p>AVX-4</text:p>
              </table:table-cell>
              <table:table-cell office:value-type="float" office:value="7.42961602398147">
                <text:p>7.42961602398147</text:p>
              </table:table-cell>
              <table:table-cell office:value-type="float" office:value="1.32464790853833">
                <text:p>1.32464790853833</text:p>
              </table:table-cell>
              <table:table-cell office:value-type="float" office:value="2.57908351307375">
                <text:p>2.57908351307375</text:p>
              </table:table-cell>
              <table:table-cell office:value-type="float" office:value="1.15823895523466">
                <text:p>1.15823895523466</text:p>
              </table:table-cell>
            </table:table-row>
            <table:table-row>
              <table:table-cell office:value-type="string">
                <text:p>AVX-8</text:p>
              </table:table-cell>
              <table:table-cell office:value-type="float" office:value="10.1292493804593">
                <text:p>10.1292493804593</text:p>
              </table:table-cell>
              <table:table-cell office:value-type="float" office:value="2.03658703479599">
                <text:p>2.03658703479599</text:p>
              </table:table-cell>
              <table:table-cell office:value-type="float" office:value="3.89813564774766">
                <text:p>3.89813564774766</text:p>
              </table:table-cell>
              <table:table-cell office:value-type="float" office:value="1.78942581847778">
                <text:p>1.78942581847778</text:p>
              </table:table-cell>
            </table:table-row>
            <table:table-row>
              <table:table-cell office:value-type="string">
                <text:p>AVX-14</text:p>
              </table:table-cell>
              <table:table-cell office:value-type="float" office:value="11.4546469026251">
                <text:p>11.4546469026251</text:p>
              </table:table-cell>
              <table:table-cell office:value-type="float" office:value="2.95707032525307">
                <text:p>2.95707032525307</text:p>
              </table:table-cell>
              <table:table-cell office:value-type="float" office:value="5.14102831971217">
                <text:p>5.14102831971217</text:p>
              </table:table-cell>
              <table:table-cell office:value-type="float" office:value="2.44664596607736">
                <text:p>2.44664596607736</text:p>
              </table:table-cell>
            </table:table-row>
            <table:table-row>
              <table:table-cell office:value-type="string">
                <text:p>FPGA</text:p>
              </table:table-cell>
              <table:table-cell office:value-type="float" office:value="1.37234350145978">
                <text:p>1.37234350145978</text:p>
              </table:table-cell>
              <table:table-cell office:value-type="float" office:value="1.37264060981688">
                <text:p>1.37264060981688</text:p>
              </table:table-cell>
              <table:table-cell office:value-type="float" office:value="1.13733635366215">
                <text:p>1.13733635366215</text:p>
              </table:table-cell>
              <table:table-cell office:value-type="float" office:value="1.06129934639505">
                <text:p>1.061299346395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